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5cm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5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25cm" fo:min-width="5.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5.5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6cm" svg:height="1cm" svg:x="0.5cm" svg:y="0.5cm">
          <text:p text:style-name="P1"><text:span text:style-name="T1">Class Engi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2cm" svg:x="0.5cm" svg:y="1.5cm">
          <text:p text:style-name="P3"><text:span text:style-name="T2">Attributs : </text:span></text:p>
          <text:list text:style-name="L1">
            <text:list-item>
              <text:p text:style-name="P3"><text:span text:style-name="T2">user_color: bool</text:span></text:p>
            </text:list-item>
            <text:list-item>
              <text:p text:style-name="P3"><text:span text:style-name="T2">game : Gam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cm" svg:height="2.5cm" svg:x="0.5cm" svg:y="3.5cm">
          <text:p text:style-name="P5"><text:span text:style-name="T2">Methodes :</text:span></text:p>
          <text:list text:style-name="L1">
            <text:list-item>
              <text:p text:style-name="P5"><text:span text:style-name="T2">ask_user_color()</text:span></text:p>
            </text:list-item>
            <text:list-item>
              <text:p text:style-name="P5"><text:span text:style-name="T2">start_new_game()</text:span></text:p>
            </text:list-item>
            <text:list-item>
              <text:p text:style-name="P5"><text:span text:style-name="T2">end_game(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cm" svg:x="7cm" svg:y="0.5cm">
          <text:p text:style-name="P1"><text:span text:style-name="T1">Class Gam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3.5cm" svg:x="7cm" svg:y="1.5cm">
          <text:p text:style-name="P3"><text:span text:style-name="T2">Attributs : </text:span></text:p>
          <text:list text:style-name="L1">
            <text:list-item>
              <text:p text:style-name="P3"><text:span text:style-name="T2">in_progress: bool</text:span></text:p>
            </text:list-item>
            <text:list-item>
              <text:p text:style-name="P3"><text:span text:style-name="T2">board : Board</text:span></text:p>
            </text:list-item>
            <text:list-item>
              <text:p text:style-name="P3"><text:span text:style-name="T2">all_pawns : list of pawns</text:span></text:p>
            </text:list-item>
            <text:list-item>
              <text:p text:style-name="P3"><text:span text:style-name="T2">step : int</text:span></text:p>
            </text:list-item>
            <text:list-item>
              <text:p text:style-name="P3"><text:span text:style-name="T2">color : boo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cm" svg:x="7cm" svg:y="5cm">
          <text:p text:style-name="P5"><text:span text:style-name="T2">Methodes :</text:span></text:p>
          <text:list text:style-name="L1">
            <text:list-item>
              <text:p text:style-name="P5"><text:span text:style-name="T2">add_initial_pawns()</text:span></text:p>
            </text:list-item>
            <text:list-item>
              <text:p text:style-name="P5"><text:span text:style-name="T2">put_pawn_on_board()</text:span></text:p>
            </text:list-item>
            <text:list-item>
              <text:p text:style-name="P5"><text:span text:style-name="T2">play_next_step()</text:span></text:p>
            </text:list-item>
            <text:list-item>
              <text:p text:style-name="P5"><text:span text:style-name="T2">verify_position()</text:span></text:p>
            </text:list-item>
            <text:list-item>
              <text:p text:style-name="P5"><text:span text:style-name="T2">turn_pawn_over()</text:span></text:p>
            </text:list-item>
            <text:list-item>
              <text:p text:style-name="P5"><text:span text:style-name="T2">check_end_game(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cm" svg:x="13.5cm" svg:y="0.5cm">
          <text:p text:style-name="P1"><text:span text:style-name="T1">Class Paw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3.5cm" svg:x="13.5cm" svg:y="1.5cm">
          <text:p text:style-name="P3"><text:span text:style-name="T2">Attributs : </text:span></text:p>
          <text:list text:style-name="L1">
            <text:list-item>
              <text:p text:style-name="P3"><text:span text:style-name="T2">id : int</text:span></text:p>
            </text:list-item>
            <text:list-item>
              <text:p text:style-name="P3"><text:span text:style-name="T2">is_on_board : bool</text:span></text:p>
            </text:list-item>
            <text:list-item>
              <text:p text:style-name="P3"><text:span text:style-name="T2">index : int</text:span></text:p>
            </text:list-item>
            <text:list-item>
              <text:p text:style-name="P3"><text:span text:style-name="T2">column : str</text:span></text:p>
            </text:list-item>
            <text:list-item>
              <text:p text:style-name="P3"><text:span text:style-name="T2">color : bool (False X black ; True O white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cm" svg:x="13.5cm" svg:y="5cm">
          <text:p text:style-name="P5"><text:span text:style-name="T2">Methodes :</text:span></text:p>
          <text:list text:style-name="L1">
            <text:list-item>
              <text:p text:style-name="P5"><text:span text:style-name="T2">add_on_boar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cm" svg:x="20cm" svg:y="0.5cm">
          <text:p text:style-name="P1"><text:span text:style-name="T1">Class 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cm" svg:height="3.5cm" svg:x="20cm" svg:y="1.5cm">
          <text:p text:style-name="P3"><text:span text:style-name="T2">Attributs : </text:span></text:p>
          <text:list text:style-name="L1">
            <text:list-item>
              <text:p text:style-name="P3"><text:span text:style-name="T2">df : datafram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cm" svg:x="20cm" svg:y="5cm">
          <text:p text:style-name="P5"><text:span text:style-name="T2">Methodes :</text:span></text:p>
          <text:list text:style-name="L1">
            <text:list-item>
              <text:p text:style-name="P5"><text:span text:style-name="T2">add_pawn()</text:span></text:p>
            </text:list-item>
            <text:list-item>
              <text:p text:style-name="P5"><text:span text:style-name="T2">print_board(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0:35:43.588827586</meta:creation-date>
    <dc:date>2024-11-27T11:03:42.210816130</dc:date>
    <meta:editing-duration>PT27M59S</meta:editing-duration>
    <meta:editing-cycles>3</meta:editing-cycles>
    <meta:generator>LibreOffice/24.8.3.2$Linux_X86_64 LibreOffice_project/e14c9fdd1f585efcbb2c5363087a99d20928d522</meta:generator>
    <meta:document-statistic meta:object-count="35"/>
  </office:meta>
</office:document-meta>
</file>